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148cm" fo:min-width="4.898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4.898cm"/>
      <style:paragraph-properties style:writing-mode="lr-tb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10.296cm"/>
      <style:paragraph-properties style:writing-mode="lr-tb"/>
    </style:style>
    <style:style style:name="gr4" style:family="graphic" style:parent-style-name="standard">
      <style:graphic-properties svg:stroke-color="#000000" draw:fill-color="#ffa6a6" draw:textarea-horizontal-align="justify" draw:textarea-vertical-align="middle" draw:auto-grow-height="false" fo:min-height="2.29cm" fo:min-width="10.296cm"/>
      <style:paragraph-properties style:writing-mode="lr-tb"/>
    </style:style>
    <style:style style:name="P1" style:family="paragraph">
      <style:paragraph-properties fo:text-align="center"/>
      <style:text-properties style:font-name="Helvetica" fo:font-size="36pt" fo:font-weight="bold"/>
    </style:style>
    <style:style style:name="P2" style:family="paragraph">
      <loext:graphic-properties draw:fill-color="#ffffff"/>
      <style:paragraph-properties fo:text-align="center"/>
      <style:text-properties style:font-name="Helvetica" fo:font-size="36pt" fo:font-weight="bold"/>
    </style:style>
    <style:style style:name="P3" style:family="paragraph">
      <style:paragraph-properties fo:text-align="center"/>
      <style:text-properties style:font-name="Helvetica"/>
    </style:style>
    <style:style style:name="P4" style:family="paragraph">
      <loext:graphic-properties draw:fill-color="#dddddd"/>
      <style:paragraph-properties fo:text-align="center"/>
      <style:text-properties style:font-name="Helvetica"/>
    </style:style>
    <style:style style:name="P5" style:family="paragraph">
      <style:paragraph-properties fo:text-align="center"/>
      <style:text-properties style:font-name="Helvetica" fo:font-size="24pt" fo:font-weight="bold"/>
    </style:style>
    <style:style style:name="P6" style:family="paragraph">
      <loext:graphic-properties draw:fill-color="#b4c7dc"/>
      <style:paragraph-properties fo:text-align="center"/>
      <style:text-properties style:font-name="Helvetica" fo:font-size="24pt" fo:font-weight="bold"/>
    </style:style>
    <style:style style:name="P7" style:family="paragraph">
      <loext:graphic-properties draw:fill-color="#ffa6a6"/>
      <style:paragraph-properties fo:text-align="center"/>
      <style:text-properties style:font-name="Helvetica" fo:font-size="24pt" fo:font-weight="bold"/>
    </style:style>
    <style:style style:name="T1" style:family="text">
      <style:text-properties fo:color="#c9211e" loext:opacity="100%"/>
    </style:style>
    <style:style style:name="T2" style:family="text">
      <style:text-properties fo:color="#35526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8cm" svg:height="5.398cm" svg:x="7.349cm" svg:y="11.794cm">
          <text:p text:style-name="P1">(<text:span text:style-name="T1">5</text:span>, <text:span text:style-name="T2">0</text:span>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5.398cm" svg:x="12.747cm" svg:y="11.794cm">
          <text:p text:style-name="P1">(<text:span text:style-name="T1">2</text:span>, <text:span text:style-name="T2">2</text:span>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5.398cm" svg:x="7.349cm" svg:y="6.397cm">
          <text:p text:style-name="P1">(<text:span text:style-name="T1">3</text:span>, <text:span text:style-name="T2">3</text:span>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5.398cm" svg:x="12.747cm" svg:y="6.397cm">
          <text:p text:style-name="P1">(<text:span text:style-name="T1">0</text:span>, <text:span text:style-name="T2">5</text:span>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98cm" svg:height="2.54cm" svg:x="7.349cm" svg:y="3.857cm">
          <text:p text:style-name="P3">Cooperat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98cm" svg:height="2.54cm" svg:x="12.747cm" svg:y="3.857cm">
          <text:p text:style-name="P3">Defec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0.796cm" svg:height="2.54cm" svg:x="7.349cm" svg:y="1.317cm">
          <text:p text:style-name="P5">Player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398cm" svg:height="2.54cm" draw:transform="rotate (1.5707963267949) translate (4.81cm 17.192cm)">
          <text:p text:style-name="P3">Defec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98cm" svg:height="2.54cm" draw:transform="rotate (1.5707963267949) translate (4.81cm 11.794cm)">
          <text:p text:style-name="P3">Cooperate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0.796cm" svg:height="2.54cm" draw:transform="rotate (1.5707963267949) translate (2.27cm 17.192cm)">
          <text:p text:style-name="P5">Player A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22:37:32.145529916</meta:creation-date>
    <dc:date>2022-01-22T22:46:05.277631558</dc:date>
    <meta:editing-duration>PT8M33S</meta:editing-duration>
    <meta:editing-cycles>1</meta:editing-cycles>
    <meta:generator>LibreOffice/7.2.4.1$Linux_X86_64 LibreOffice_project/20$Build-1</meta:generator>
    <meta:document-statistic meta:object-count="10"/>
  </office:meta>
</office:document-meta>
</file>